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8400006BAD000061D8593698C1.svm"/>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 manifest:full-path="Pictures/2000011B000056D200005CABD2ED9701.svm"/>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style:style>
    <style:style style:name="P13" style:family="paragraph" style:parent-style-name="Text_20_body">
      <style:paragraph-properties fo:margin-top="0cm" fo:margin-bottom="0.499cm"/>
      <style:text-properties style:font-name="Colibri" fo:font-size="11pt" fo:font-weight="normal" style:font-size-asian="11pt" style:font-weight-asian="normal" style:font-size-complex="11pt" style:font-weight-complex="normal"/>
    </style:style>
    <style:style style:name="P14" style:family="paragraph" style:parent-style-name="Text_20_body">
      <style:paragraph-properties fo:margin-top="0cm" fo:margin-bottom="0.499cm" text:number-lines="false" text:line-number="0"/>
    </style:style>
    <style:style style:name="P15" style:family="paragraph" style:parent-style-name="Text_20_body">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16" style:family="paragraph" style:parent-style-name="Text_20_body">
      <style:paragraph-properties fo:margin-top="0cm" fo:margin-bottom="0.499cm" text:number-lines="false" text:line-number="0"/>
      <style:text-properties style:font-name-asian="MS Mincho" style:font-name-complex="Tahoma3"/>
    </style:style>
    <style:style style:name="P17" style:family="paragraph" style:parent-style-name="Paragraphe">
      <style:paragraph-properties fo:margin-top="0cm" fo:margin-bottom="0.499cm"/>
      <style:text-properties style:font-name="Colibri" fo:font-size="11pt" fo:font-weight="normal" style:font-size-asian="11pt" style:font-weight-asian="normal" style:font-size-complex="11pt" style:font-weight-complex="normal"/>
    </style:style>
    <style:style style:name="P18" style:family="paragraph" style:parent-style-name="Spec_20_-_20_Sous-titre_20_du_20_document">
      <style:text-properties fo:color="#000000"/>
    </style:style>
    <style:style style:name="P19" style:family="paragraph" style:parent-style-name="Text_20_body">
      <style:text-properties style:font-name-asian="MS Mincho" style:font-name-complex="Tahoma3"/>
    </style:style>
    <style:style style:name="P20" style:family="paragraph" style:parent-style-name="Text_20_body">
      <style:text-properties style:font-name="Arial2" fo:font-size="11pt" style:font-size-asian="11pt" style:font-size-complex="11pt"/>
    </style:style>
    <style:style style:name="P21" style:family="paragraph" style:parent-style-name="Text_20_body">
      <style:paragraph-properties fo:margin-top="0.423cm" fo:margin-bottom="0.212cm" text:number-lines="false" text:line-number="0"/>
    </style:style>
    <style:style style:name="P22" style:family="paragraph" style:parent-style-name="Text_20_body">
      <style:paragraph-properties fo:margin-top="0.423cm" fo:margin-bottom="0.212cm" text:number-lines="false" text:line-number="0"/>
      <style:text-properties style:font-name-asian="MS Mincho" style:font-name-complex="Tahoma3"/>
    </style:style>
    <style:style style:name="P2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499cm"/>
    </style:style>
    <style:style style:name="P28" style:family="paragraph" style:parent-style-name="Text_20_body">
      <style:paragraph-properties fo:margin-top="0cm" fo:margin-bottom="0.499cm" fo:text-align="justify" style:justify-single-word="false"/>
    </style:style>
    <style:style style:name="P29" style:family="paragraph" style:parent-style-name="Text_20_body" style:list-style-name="L3">
      <style:paragraph-properties fo:margin-top="0cm" fo:margin-bottom="0.499cm" text:number-lines="false" text:line-number="0"/>
    </style:style>
    <style:style style:name="P30" style:family="paragraph" style:parent-style-name="Text_20_body" style:list-style-name="L3">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31" style:family="paragraph" style:parent-style-name="Text_20_body">
      <style:paragraph-properties fo:margin-top="0.423cm" fo:margin-bottom="0.212cm" text:number-lines="false" text:line-number="0"/>
    </style:style>
    <style:style style:name="P32" style:family="paragraph" style:parent-style-name="Heading_20_1">
      <style:text-properties style:font-name-asian="MS Mincho" style:font-name-complex="Tahoma3"/>
    </style:style>
    <style:style style:name="P33" style:family="paragraph" style:parent-style-name="Heading_20_1">
      <style:paragraph-properties fo:break-before="page"/>
    </style:style>
    <style:style style:name="P34" style:family="paragraph" style:parent-style-name="Heading_20_2">
      <style:paragraph-properties>
        <style:tab-stops>
          <style:tab-stop style:position="4.313cm"/>
        </style:tab-stops>
      </style:paragraph-properties>
      <style:text-properties style:font-name="Cambria2"/>
    </style:style>
    <style:style style:name="P35" style:family="paragraph" style:parent-style-name="Heading_20_2">
      <style:text-properties style:font-name-asian="MS Mincho" style:font-name-complex="Tahoma3"/>
    </style:style>
    <style:style style:name="P36"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3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style:font-name="Calibri2" fo:font-size="11pt" fo:font-weight="bold" style:font-name-asian="MS Mincho" style:font-weight-asian="bold" style:font-name-complex="Tahoma3" style:font-weight-complex="bold"/>
    </style:style>
    <style:style style:name="T4" style:family="text">
      <style:text-properties fo:font-size="11pt"/>
    </style:style>
    <style:style style:name="T5" style:family="text">
      <style:text-properties style:font-name-asian="MS Mincho"/>
    </style:style>
    <style:style style:name="T6" style:family="text">
      <style:text-properties style:font-name-asian="MS Mincho" style:font-name-complex="Tahoma3"/>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font-name-complex="Tahoma3" style:font-weight-complex="bold"/>
    </style:style>
    <style:style style:name="T9" style:family="text">
      <style:text-properties style:font-name="Arial3" fo:font-size="10pt" fo:font-weight="bold" style:font-name-asian="MS Mincho" style:font-name-complex="Tahoma3"/>
    </style:style>
    <style:style style:name="T10" style:family="text">
      <style:text-properties fo:font-size="10pt"/>
    </style:style>
    <style:style style:name="T11" style:family="text">
      <style:text-properties fo:font-size="10pt" fo:font-style="italic" style:font-style-asian="italic" style:font-style-complex="italic"/>
    </style:style>
    <style:style style:name="T12" style:family="text">
      <style:text-properties style:font-name="Colibri" fo:font-size="10pt" fo:font-weight="normal" style:font-size-asian="11pt" style:font-weight-asian="normal" style:font-size-complex="11pt" style:font-weight-complex="normal"/>
    </style:style>
    <style:style style:name="T13"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16"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17" style:family="text">
      <style:text-properties style:font-name="Colibri" fo:font-weight="normal" style:font-size-asian="11pt" style:font-weight-asian="normal" style:font-size-complex="11pt" style:font-weight-complex="normal"/>
    </style:style>
    <style:style style:name="T18"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19" style:family="text">
      <style:text-properties fo:font-style="italic" style:font-style-asian="italic" style:font-style-complex="italic"/>
    </style:style>
    <style:style style:name="T20" style:family="text">
      <style:text-properties style:font-name-complex="Tahoma3"/>
    </style:style>
    <style:style style:name="T21" style:family="text">
      <style:text-properties fo:color="#000080" style:font-name="Arial2" fo:font-size="10pt" fo:font-weight="bold" style:font-size-asian="10pt" style:font-weight-asian="bold" style:font-size-complex="10pt" style:font-weight-complex="bold"/>
    </style:style>
    <style:style style:name="T22" style:family="text">
      <style:text-properties style:font-name="Arial2" fo:font-size="10pt" fo:font-weight="normal" style:font-size-asian="10pt" style:font-weight-asian="normal" style:font-size-complex="10pt" style:font-weight-complex="normal"/>
    </style:style>
    <style:style style:name="T2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Arial2" fo:font-size="10pt" fo:font-weight="bold" style:font-size-asian="10pt" style:font-weight-asian="bold" style:font-size-complex="10pt" style:font-weight-complex="bold"/>
    </style:style>
    <style:style style:name="T25" style:family="text">
      <style:text-properties fo:color="#800000" style:font-name="Arial2" fo:font-size="10pt" fo:font-weight="bold" style:font-size-asian="10pt" style:font-weight-asian="bold" style:font-size-complex="10pt" style:font-weight-complex="bold"/>
    </style:style>
    <style:style style:name="T26"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8"><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Belhadj Aissa Soraya</text:p>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5/01/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23">1 <text:s text:c="2"/>Historique du document<text:tab/><text:a xlink:type="simple" xlink:href="#__RefHeading__488_297275160" text:style-name="Internet_20_link" text:visited-style-name="Internet_20_link">4</text:a></text:p>
          <text:p text:style-name="P23">2 <text:s text:c="2"/>Introduction<text:tab/><text:a xlink:type="simple" xlink:href="#__RefHeading__494_297275160" text:style-name="Internet_20_link" text:visited-style-name="Internet_20_link">5</text:a></text:p>
          <text:p text:style-name="P24">2.1 <text:s/>Présentation du projet<text:tab/><text:a xlink:type="simple" xlink:href="#__RefHeading__498_297275160" text:style-name="Internet_20_link" text:visited-style-name="Internet_20_link">5</text:a></text:p>
          <text:p text:style-name="P25">2.1.1 <text:s/>Contexte<text:tab/><text:a xlink:type="simple" xlink:href="#__RefHeading__500_297275160" text:style-name="Internet_20_link" text:visited-style-name="Internet_20_link">5</text:a></text:p>
          <text:p text:style-name="P25">2.1.2 <text:s/>Objectifs <text:tab/><text:a xlink:type="simple" xlink:href="#__RefHeading__390_1336058694" text:style-name="Internet_20_link" text:visited-style-name="Internet_20_link">5</text:a></text:p>
          <text:p text:style-name="P24">2.2 <text:s/>Présentation du document <text:tab/><text:a xlink:type="simple" xlink:href="#__RefHeading__392_1336058694" text:style-name="Internet_20_link" text:visited-style-name="Internet_20_link">5</text:a></text:p>
          <text:p text:style-name="P24">2.3 <text:s/>Document applicables/Documents de référence <text:tab/><text:a xlink:type="simple" xlink:href="#__RefHeading__394_1336058694" text:style-name="Internet_20_link" text:visited-style-name="Internet_20_link">5</text:a></text:p>
          <text:p text:style-name="P25">2.3.1 <text:s/>Documents applicables <text:tab/><text:a xlink:type="simple" xlink:href="#__RefHeading__396_1336058694" text:style-name="Internet_20_link" text:visited-style-name="Internet_20_link">5</text:a></text:p>
          <text:p text:style-name="P25">2.3.2 <text:s/>Documents de référence <text:tab/><text:a xlink:type="simple" xlink:href="#__RefHeading__398_1336058694" text:style-name="Internet_20_link" text:visited-style-name="Internet_20_link">5</text:a></text:p>
          <text:p text:style-name="P24">2.4 <text:s/>Terminologie et Abréviations <text:tab/><text:a xlink:type="simple" xlink:href="#__RefHeading__400_1336058694" text:style-name="Internet_20_link" text:visited-style-name="Internet_20_link">5</text:a></text:p>
          <text:p text:style-name="P23">3 <text:s text:c="2"/>PROCESSUS DE MAINTENANCE DU MATERIEL<text:tab/><text:a xlink:type="simple" xlink:href="#__RefHeading__402_1336058694" text:style-name="Internet_20_link" text:visited-style-name="Internet_20_link">6</text:a></text:p>
          <text:p text:style-name="P24">3.1 <text:s/>MCT<text:tab/><text:a xlink:type="simple" xlink:href="#__RefHeading__700_1939164426" text:style-name="Internet_20_link" text:visited-style-name="Internet_20_link">6</text:a></text:p>
          <text:p text:style-name="P24">3.2 <text:s/>MCD<text:tab/><text:a xlink:type="simple" xlink:href="#__RefHeading__702_1939164426" text:style-name="Internet_20_link" text:visited-style-name="Internet_20_link">7</text:a></text:p>
          <text:p text:style-name="P24">3.3 <text:s/>MOT<text:tab/><text:a xlink:type="simple" xlink:href="#__RefHeading__704_1939164426" text:style-name="Internet_20_link" text:visited-style-name="Internet_20_link">7</text:a></text:p>
          <text:p text:style-name="P24">3.4 <text:s/>Applications informatiques existantes<text:tab/><text:a xlink:type="simple" xlink:href="#__RefHeading__706_1939164426" text:style-name="Internet_20_link" text:visited-style-name="Internet_20_link">7</text:a></text:p>
          <text:p text:style-name="P24">3.5 <text:s/>Forces et faiblesses<text:tab/><text:a xlink:type="simple" xlink:href="#__RefHeading__708_1939164426" text:style-name="Internet_20_link" text:visited-style-name="Internet_20_link">8</text:a></text:p>
          <text:p text:style-name="P23">4 <text:s text:c="2"/>PROCESSUS DE Approvisionnement<text:tab/><text:a xlink:type="simple" xlink:href="#__RefHeading__710_1939164426" text:style-name="Internet_20_link" text:visited-style-name="Internet_20_link">9</text:a></text:p>
          <text:p text:style-name="P24">4.1 <text:s/>MCT<text:tab/><text:a xlink:type="simple" xlink:href="#__RefHeading__712_1939164426" text:style-name="Internet_20_link" text:visited-style-name="Internet_20_link">9</text:a></text:p>
          <text:p text:style-name="P24">4.2 <text:s/>MCD<text:tab/><text:a xlink:type="simple" xlink:href="#__RefHeading__714_1939164426" text:style-name="Internet_20_link" text:visited-style-name="Internet_20_link">10</text:a></text:p>
          <text:p text:style-name="P24">4.3 <text:s/>MOT<text:tab/><text:a xlink:type="simple" xlink:href="#__RefHeading__716_1939164426" text:style-name="Internet_20_link" text:visited-style-name="Internet_20_link">10</text:a></text:p>
          <text:p text:style-name="P24">4.4 <text:s/>Applications informatiques existantes<text:tab/><text:a xlink:type="simple" xlink:href="#__RefHeading__718_1939164426" text:style-name="Internet_20_link" text:visited-style-name="Internet_20_link">10</text:a></text:p>
          <text:p text:style-name="P24">4.5 <text:s/>Forces et faiblesses<text:tab/><text:a xlink:type="simple" xlink:href="#__RefHeading__720_1939164426" text:style-name="Internet_20_link" text:visited-style-name="Internet_20_link">10</text:a></text:p>
          <text:p text:style-name="P23">5 <text:s text:c="2"/>PROCESSUS DE Facturation<text:tab/><text:a xlink:type="simple" xlink:href="#__RefHeading__722_1939164426" text:style-name="Internet_20_link" text:visited-style-name="Internet_20_link">12</text:a></text:p>
          <text:p text:style-name="P24">5.1 <text:s/>MCT<text:tab/><text:a xlink:type="simple" xlink:href="#__RefHeading__724_1939164426" text:style-name="Internet_20_link" text:visited-style-name="Internet_20_link">12</text:a></text:p>
          <text:p text:style-name="P24">5.2 <text:s/>MCD<text:tab/><text:a xlink:type="simple" xlink:href="#__RefHeading__726_1939164426" text:style-name="Internet_20_link" text:visited-style-name="Internet_20_link">12</text:a></text:p>
          <text:p text:style-name="P24">5.3 <text:s/>MOT<text:tab/><text:a xlink:type="simple" xlink:href="#__RefHeading__728_1939164426" text:style-name="Internet_20_link" text:visited-style-name="Internet_20_link">13</text:a></text:p>
          <text:p text:style-name="P24">5.4 <text:s/>Applications informatiques existantes<text:tab/><text:a xlink:type="simple" xlink:href="#__RefHeading__730_1939164426" text:style-name="Internet_20_link" text:visited-style-name="Internet_20_link">13</text:a></text:p>
          <text:p text:style-name="P24">5.5 <text:s/>Forces et faiblesses<text:tab/><text:a xlink:type="simple" xlink:href="#__RefHeading__732_1939164426" text:style-name="Internet_20_link" text:visited-style-name="Internet_20_link">13</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30/12/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4" text:outline-level="2"><text:bookmark text:name="__RefHeading__392_1336058694"/><text:span text:style-name="T4">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3232388" text:style-name="L1">
        <text:list-item>
          <text:p text:style-name="P26">Plan-type «dossier de gestion de la documentation»</text:p>
        </text:list-item>
        <text:list-item>
          <text:p text:style-name="P26">etc.</text:p>
        </text:list-item>
      </text:list>
      <text:h text:style-name="Heading_20_2" text:outline-level="2"><text:bookmark text:name="__RefHeading__400_1336058694"/><text:span text:style-name="T1">Terminologie et Abréviations</text:span> <text:bookmark-end text:name="__RefHeading__400_1336058694"/></text:h>
      <text:p text:style-name="P19"><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9"><text:soft-page-break/></text:p>
      <text:h text:style-name="P32" text:outline-level="1"><text:bookmark text:name="__RefHeading__402_1336058694"/>PROCESSUS DE MAINTENANCE DU MATERIEL<text:bookmark-end text:name="__RefHeading__402_1336058694"/></text:h>
      <text:p text:style-name="P19"/>
      <text:h text:style-name="P35" text:outline-level="2"><text:bookmark text:name="__RefHeading__700_1939164426"/>MCT<text:bookmark-end text:name="__RefHeading__700_1939164426"/></text:h>
      <text:p text:style-name="P19"><draw:frame draw:style-name="fr1" draw:name="Image19" text:anchor-type="char" svg:x="0.296cm" svg:y="0.93cm" svg:width="16.111cm" svg:height="19.23cm" draw:z-index="6"><draw:image xlink:href="Pictures/200001CA00004010000051C6B39E5649.wmf" xlink:type="simple" xlink:show="embed" xlink:actuate="onLoad"/></draw:frame></text:p>
      <text:p text:style-name="Text_20_body"><text:soft-page-break/><text:span text:style-name="T6">Ce Modèle décrit la Procédure : </text:span><text:span text:style-name="T7">MAINTENIR</text:span>: REALISER LES OPERATIONS DE MAINTENANCE.</text:p>
      <text:p text:style-name="P12">Ce Modèle décrit le Domaine : <text:span text:style-name="T7">GERER-MATERIEL</text:span>: GERER LE PARC DE MATERIELS:</text:p>
      <text:p text:style-name="P19">REALISER LES OPERATIONS DE MAINTENANCE.</text:p>
      <text:p text:style-name="P12">Cette Procédure est composée des Opérations :</text:p>
      <text:list xml:id="list43214191" text:style-name="L2">
        <text:list-item>
          <text:p text:style-name="P27"><text:span text:style-name="T7">DIAGNOSTIQUER-PANNE</text:span>: DIAGNOSTIQUER UNE PANNE.</text:p>
        </text:list-item>
        <text:list-item>
          <text:p text:style-name="P27"><text:span text:style-name="T7">IDENTIFIER-OPE/M </text:span>: IDENTIFICATION DE L'OPERATION DE MAINTENANCE, pour répondre à une demande.</text:p>
        </text:list-item>
        <text:list-item>
          <text:p text:style-name="P27"><text:span text:style-name="T7">LANCER-OPE/M </text:span>:LANCER UNE OPERATION DE MAINTENANCE.</text:p>
        </text:list-item>
        <text:list-item>
          <text:p text:style-name="P27"><text:span text:style-name="T7">REALISER-OPE/M </text:span>:REALISER UNE OPERATION DE MAINTENANCE.</text:p>
        </text:list-item>
      </text:list>
      <text:h text:style-name="P36" text:outline-level="2"><text:bookmark text:name="__RefHeading__702_1939164426"/>MCD<text:bookmark-end text:name="__RefHeading__702_1939164426"/></text:h>
      <text:p text:style-name="P22">À faire</text:p>
      <text:h text:style-name="P36" text:outline-level="2"><text:bookmark text:name="__RefHeading__704_1939164426"/><text:soft-page-break/>MOT<text:bookmark-end text:name="__RefHeading__704_1939164426"/></text:h>
      <text:p text:style-name="P22"><draw:frame draw:style-name="fr3" draw:name="images1" text:anchor-type="paragraph" svg:width="18.002cm" svg:height="16.358cm" draw:z-index="9"><draw:image xlink:href="Pictures/2000018400006BAD000061D8593698C1.svm" xlink:type="simple" xlink:show="embed" xlink:actuate="onLoad"/></draw:frame></text:p>
      <text:h text:style-name="P36" text:outline-level="2"><text:bookmark text:name="__RefHeading__706_1939164426"/>Applications informatiques existantes<text:bookmark-end text:name="__RefHeading__706_1939164426"/></text:h>
      <text:p text:style-name="P21"><text:span text:style-name="T2"><text:tab/></text:span><text:span text:style-name="T3">L’application de planification de la maintenance</text:span><text:span text:style-name="T8"> </text:span><text:span text:style-name="T2">est utilisée pour organiser les opérations de maintenance par le Département Maintenance.</text:span></text:p>
      <text:p text:style-name="P21"><text:span text:style-name="T3"><text:tab/>L’application de gestion des stocks de pièces de rechange</text:span><text:span text:style-name="T6"> </text:span><text:span text:style-name="T2">est aussi utilisée pour gérer la quantité de pièces de rechanges à fournir pour les opérations de maintenance lors des demandes et des sorties. </text:span></text:p>
      <text:p text:style-name="P22">Il y a 20000 opérations de maintenance par an (environ 80 opérations par jour). Le nombre important d’opérations de maintenance induit une utilisation importante des applications.</text:p>
      <text:p text:style-name="P22"><text:soft-page-break/></text:p>
      <text:h text:style-name="P36" text:outline-level="2"><text:bookmark text:name="__RefHeading__708_1939164426"/>Forces et faiblesses<text:bookmark-end text:name="__RefHeading__708_1939164426"/></text:h>
      <text:p text:style-name="P22"><text:tab/>Bons nombres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s entre les informations transmises. Le support et l’évolution de ces applications devient donc aussi problématique.</text:p>
      <text:p text:style-name="P22"><text:tab/>On peut observer pour le service de maintenance qu’il y a une surcharge au niveau des flux d’informations reçues et transmises. Ce qui représente une monopolisation conséquente des ressources. </text:p>
      <text:p text:style-name="P22"><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22"><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22"/>
      <text:p text:style-name="P22"><text:s/></text:p>
      <text:p text:style-name="P22"/>
      <text:p text:style-name="P22"/>
      <text:p text:style-name="P22"/>
      <text:p text:style-name="P22"><text:soft-page-break/></text:p>
      <text:h text:style-name="P32" text:outline-level="1"><text:bookmark text:name="__RefHeading__710_1939164426"/>PROCESSUS DE Approvisionnement<text:bookmark-end text:name="__RefHeading__710_1939164426"/></text:h>
      <text:h text:style-name="P35" text:outline-level="2"><text:bookmark text:name="__RefHeading__712_1939164426"/>MCT<text:bookmark-end text:name="__RefHeading__712_1939164426"/></text:h>
      <text:p text:style-name="P19"/>
      <text:p text:style-name="P19"><draw:frame draw:style-name="fr2" draw:name="Image16" text:anchor-type="paragraph" svg:x="1.201cm" svg:y="0.111cm" svg:width="15.201cm" svg:height="20.581cm" draw:z-index="8"><draw:image xlink:href="Pictures/200001BA000046240000682E104D6D32.wmf" xlink:type="simple" xlink:show="embed" xlink:actuate="onLoad"/></draw:frame><text:soft-page-break/></text:p>
      <text:h text:style-name="P36" text:outline-level="2"><text:bookmark text:name="__RefHeading__714_1939164426"/>MCD<text:bookmark-end text:name="__RefHeading__714_1939164426"/></text:h>
      <text:p text:style-name="P22">À faire</text:p>
      <text:h text:style-name="P36" text:outline-level="2"><text:bookmark text:name="__RefHeading__716_1939164426"/><text:soft-page-break/>MOT<text:bookmark-end text:name="__RefHeading__716_1939164426"/></text:h>
      <text:p text:style-name="P22">A faire</text:p>
      <text:h text:style-name="P36" text:outline-level="2"><text:bookmark text:name="__RefHeading__718_1939164426"/>Applications informatiques existantes<text:bookmark-end text:name="__RefHeading__718_1939164426"/></text:h>
      <text:p text:style-name="P21"><text:span text:style-name="T9"><text:tab/></text:span><text:span text:style-name="T16">L’application de gestion des stocks</text:span><text:span text:style-name="T15"> de pièces de rechange est utilisée pour générer les demandes de réapprovisionnement des pièces de rechange par le </text:span><text:span text:style-name="T16">Département Maintenance.</text:span></text:p>
      <text:p text:style-name="P13">Une fois ces demandes réceptionnées par le <text:span text:style-name="T19">Département Achat</text:span>, elles seront transmises aux fournisseurs choisis par la suite grâce à <text:span text:style-name="T19">l’application de gestion des fournisseurs.</text:span></text:p>
      <text:p text:style-name="P13"><text:tab/><text:span text:style-name="T19">L’application de gestion des stocks </text:span>de pièces de rechange assure tous les traitements nécessaires précédents la demande de réapprovisionnement en pièces de rechange.</text:p>
      <text:p text:style-name="P13"><text:tab/><text:span text:style-name="T19">L’application de gestion des fournisseurs </text:span>permettra de consulter les catalogues fournisseur et de générer les commandes par fournisseur.</text:p>
      <text:p text:style-name="P17"><text:span text:style-name="T19">L'application de gestion des bons de commande</text:span> ?????</text:p>
      <text:h text:style-name="P36" text:outline-level="2"><text:bookmark text:name="__RefHeading__720_1939164426"/>Forces et faiblesses<text:bookmark-end text:name="__RefHeading__720_1939164426"/></text:h>
      <text:p text:style-name="P19"/>
      <text:p text:style-name="P14"><text:tab/>Il y a <text:span text:style-name="T17">2 types de demandes pour les pièces de rechange (transmises au </text:span><text:span text:style-name="T18">Département Achat</text:span><text:span text:style-name="T17"> et plus particulièrement au </text:span><text:span text:style-name="T18">service d’achat des pièces de rechange)</text:span></text:p>
      <text:list xml:id="list43218336" text:style-name="L3">
        <text:list-item>
          <text:p text:style-name="P29"><text:span text:style-name="T12">Celles qui passent par le </text:span><text:span text:style-name="T13">service de gestion des Pièces de Rechange</text:span><text:span text:style-name="T14"> – demandes <text:s/>pas </text:span><text:span text:style-name="T12">urgentes.</text:span></text:p>
        </text:list-item>
        <text:list-item>
          <text:p text:style-name="P30"><text:span text:style-name="T10">Celles qui sont directement émises par le </text:span><text:span text:style-name="T11">service Maintenance <text:s/>- </text:span><text:span text:style-name="T10">demandes urgentes.</text:span></text:p>
        </text:list-item>
      </text:list>
      <text:p text:style-name="P15"><text:tab/>On peut remarquer que ces dernières demandes peuvent poser problème: pour celles-ci aucune consultation du stock n’a été effectuée. On aurait ainsi pu utiliser des pièces de rechange en stock au lieu d’en acheter de nouvelles. Le service d’achat des pièces de rechange a donc un rôle limité dans cette situation.</text:p>
      <text:p text:style-name="P15"><text:tab/>Un autre problème au niveau du service d'approvisionnement est que les <text:span text:style-name="T19">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text:soft-page-break/>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 drastiquement, la consommation de pièces de rechange n'aura rien à voir avec l'utilisation faites précédemment et donc la prévision va se révéler erronée. Des problèmes de manque de pièce ou au contraire de stocks ne diminuant pas risquent d'apparaître dans ce cas. </text:p>
      <text:p text:style-name="P15"><text:tab/>La transmission par fichier d’informations entre le Département Maintenance et le Département Achat n’est de plus pas la solution la plus fiable et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15"><text:tab/>Il est nécessaire d'améliorer la gestion du stock de pièces de rechange et des commandes de pièces afin d'optimiser les quantités de pièces de rechange en stock afin de limiter au maximum le coût du stockage des pièces de rechange sans pour autant augmenter les problèmes de disponibilité des pièces de rechange, qu'il faudrait limiter au maximum. </text:p>
      <text:p text:style-name="P15"><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15"><text:tab/></text:p>
      <text:p text:style-name="P15"/>
      <text:p text:style-name="P15"/>
      <text:p text:style-name="P15"/>
      <text:p text:style-name="P15"/>
      <text:p text:style-name="P16"/>
      <text:p text:style-name="P19"/>
      <text:p text:style-name="P19"/>
      <text:h text:style-name="P32" text:outline-level="1"><text:bookmark text:name="__RefHeading__722_1939164426"/><text:soft-page-break/>PROCESSUS DE Facturation<text:bookmark-end text:name="__RefHeading__722_1939164426"/></text:h>
      <text:p text:style-name="Text_20_body"><text:span text:style-name="T6"/></text:p>
      <text:p text:style-name="Text_20_body"><text:span text:style-name="T6"><text:tab/>La procédure de facturation est réalisée par le Département facturation dédié uniquement à cette tache. Cette tache comprend l’édition, l’envoi et le contrôle des devis et factures destinées aux différents chantiers. </text:span></text:p>
      <text:p text:style-name="Text_20_body"><text:span text:style-name="T6"/></text:p>
      <text:h text:style-name="P35" text:outline-level="2"><text:bookmark text:name="__RefHeading__724_1939164426"/>MCT<text:bookmark-end text:name="__RefHeading__724_1939164426"/></text:h>
      <text:p text:style-name="P19"/>
      <text:p text:style-name="P20"><draw:frame draw:style-name="fr2" draw:name="Image17" text:anchor-type="paragraph" svg:x="1.496cm" svg:y="0.515cm" svg:width="14.434cm" svg:height="14.025cm" draw:z-index="7"><draw:image xlink:href="Pictures/200001560000449900004CB74AA4ED81.wmf" xlink:type="simple" xlink:show="embed" xlink:actuate="onLoad"/></draw:frame></text:p>
      <text:p text:style-name="P20"/>
      <text:p text:style-name="P20"/>
      <text:h text:style-name="P36" text:outline-level="2"><text:bookmark text:name="__RefHeading__726_1939164426"/>MCD<text:bookmark-end text:name="__RefHeading__726_1939164426"/></text:h>
      <text:p text:style-name="P22">À faire</text:p>
      <text:h text:style-name="P36" text:outline-level="2"><text:bookmark text:name="__RefHeading__728_1939164426"/><text:soft-page-break/>MOT<text:bookmark-end text:name="__RefHeading__728_1939164426"/></text:h>
      <text:p text:style-name="P21"><draw:frame draw:style-name="fr3" draw:name="images2" text:anchor-type="paragraph" svg:width="18.002cm" svg:height="19.212cm" draw:z-index="10"><draw:image xlink:href="Pictures/2000011B000056D200005CABD2ED9701.svm" xlink:type="simple" xlink:show="embed" xlink:actuate="onLoad"/></draw:frame><text:span text:style-name="T6"/></text:p>
      <text:h text:style-name="P36" text:outline-level="2"><text:bookmark text:name="__RefHeading__730_1939164426"/>Applications informatiques existantes<text:bookmark-end text:name="__RefHeading__730_1939164426"/></text:h>
      <text:p text:style-name="P21"><text:span text:style-name="T6"><text:tab/>Il existe actuellement une application de facturation qui est utilisée au sein du département matériel. </text:span>Cette application a été développée en interne et est indépendante de toutes les autres. </text:p>
      <text:p text:style-name="P28"><text:soft-page-break/><text:tab/>Elle communique avec l’application de gestion de planning pour acquérir les données requises afin d’envoyer tout les mois aux chantiers à une date précise une facture correspondant à l’utilisation du matériel pendant le mois qui précède.</text:p>
      <text:p text:style-name="P28"><text:tab/>Le département Matériel possède trois machines de travail de type PC et deux imprimantes. Ces machines travaillent sur des fichiers.</text:p>
      <text:p text:style-name="P21"><text:span text:style-name="T6"/></text:p>
      <text:h text:style-name="P36" text:outline-level="2"><text:bookmark text:name="__RefHeading__732_1939164426"/>Forces et faiblesses<text:bookmark-end text:name="__RefHeading__732_1939164426"/></text:h>
      <text:p text:style-name="P21"><text:span text:style-name="T6"><text:tab/>Une facture globale mensuelle est une bonne solution pour ne pas surcharger le travail administratif des chantiers tout en ayant périodiquement une synthèse des couts. </text:span></text:p>
      <text:p text:style-name="P28"><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le service Facturation Matériel les relevés doit attendre la réception de tout les relevés pour pouvoir faire la synthèse globale et éditer les factures correspondantes. Ainsi, s’il y a un retard dans l’envoi d’un des relevés, ceci retardera toute la procédure de facturation d’un chantier.</text:p>
      <text:p text:style-name="P28"><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P28"><text:tab/>Enfin, la centralisation des données sous forme de fichiers peut s’avérer couteuse en temps et en ressources dans la mesure où les fichiers peuvent vite devenir volumineux et longs à lire et écrire et à transmettre entre les différents services.</text:p>
      <text:p text:style-name="P21"><text:span text:style-name="T6"/></text:p>
      <text:p text:style-name="P3"/>
      <text:p text:style-name="Spec_20_-_20_Texte_20_sans_20_mise_20_en_20_forme"><draw:frame text:anchor-type="paragraph" draw:z-index="1" draw:style-name="gr2" draw:text-style-name="P37" svg:width="17.001cm" svg:height="1.248cm" svg:x="0.501cm" svg:y="0.63cm"><draw:text-box><text:p><text:span text:style-name="T24">Note :</text:span></text:p><text:p><text:span text:style-name="T22">Ceci est une note !</text:span></text:p></draw:text-box></draw:frame></text:p>
      <text:p text:style-name="Spec_20_-_20_Texte_20_sans_20_mise_20_en_20_forme"><draw:frame text:anchor-type="paragraph" draw:z-index="3" draw:style-name="gr4" draw:text-style-name="P37" svg:width="17.001cm" svg:height="1.347cm" svg:x="0.501cm" svg:y="5.061cm"><draw:text-box><text:p><text:span text:style-name="T24">ATTENTION !</text:span></text:p><text:p><text:span text:style-name="T22">Ceci est une note importante !</text:span></text:p></draw:text-box></draw:frame><draw:frame text:anchor-type="paragraph" draw:z-index="2" draw:style-name="gr3" draw:text-style-name="P37" svg:width="17.001cm" svg:height="1.347cm" svg:x="0.501cm" svg:y="2.63cm"><draw:text-box><text:p><text:span text:style-name="T24">IMPORTANT !</text:span></text:p><text:p><text:span text:style-name="T2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7" svg:width="17.001cm" svg:height="2.567cm" svg:x="0.501cm" svg:y="2.163cm"><draw:text-box><text:p><text:span text:style-name="T21">Note aux développeurs :</text:span></text:p><text:p><text:span text:style-name="T22">Ceci est une note pour les développeurs !</text:span></text:p><text:p><text:span text:style-name="T23">Exemples</text:span><text:span text:style-name="T22"> : </text:span></text:p><text:p><text:span text:style-name="T22">- Prévoir en flexibilité : la liste pourra changer au cours du temps et être 10 fois plus longue.</text:span></text:p><text:p><text:span text:style-name="T22">- Le système AX est incompatible avec le produit AY : Utilisez la méthode BY.</text:span></text:p></draw:text-box></draw:frame><draw:frame text:anchor-type="paragraph" draw:z-index="4" draw:style-name="gr5" draw:text-style-name="P37" svg:width="17.001cm" svg:height="2.991cm" svg:x="0.501cm" svg:y="5.128cm"><draw:text-box><text:p><text:span text:style-name="T25">Note aux fonctionnels :</text:span></text:p><text:p><text:span text:style-name="T22">Ceci est une note pour les fonctionnels.</text:span></text:p><text:p><text:span text:style-name="T23">Exemple</text:span><text:span text:style-name="T22"> : </text:span></text:p><text:p><text:span text:style-name="T22">- Cette décision a été prise afin de rester en accord avec la procédure A090.</text:span></text:p><text:p><text:span text:style-name="T22">- Cette étape de validation est particulièrement importante dans le processus de gestion du magasin. Vérifiez à deux fois plutôt que d' « auto-valider ».</text:span></text:p></draw:text-box></draw:frame><draw:frame text:anchor-type="paragraph" draw:z-index="5" draw:style-name="gr6" draw:text-style-name="P37" svg:width="17.001cm" svg:height="2.991cm" svg:x="0.501cm" svg:y="9.781cm"><draw:text-box><text:p><text:span text:style-name="T26">Note aux testeurs :</text:span></text:p><text:p><text:span text:style-name="T22">Ceci est une note pour les testeurs.</text:span></text:p><text:p><text:span text:style-name="T23">Exemple</text:span><text:span text:style-name="T22"> : </text:span></text:p><text:p><text:span text:style-name="T22">- Pensez à vérifier le comportement de chaque champ obligatoire lorsqu'il est vide.</text:span></text:p><text:p><text:span text:style-name="T2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7</text:page-number> sur <text:page-count>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3H23M08S</meta:editing-duration>
    <meta:editing-cycles>18</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7T23:17:32.61</dc:date>
    <meta:document-statistic meta:table-count="3" meta:image-count="5" meta:object-count="0" meta:page-count="17" meta:paragraph-count="139" meta:word-count="1757" meta:character-count="11504"/>
    <meta:user-defined meta:name="Info 2"/>
    <meta:user-defined meta:name="Info 3"/>
    <meta:user-defined meta:name="Info 4"/>
    <meta:user-defined meta:name="License">&lt;a href="http://templates.services.openoffice.org/bsd-license"&gt;BSD&lt;/a&gt; </meta:user-defined>
  </office:meta>
</office:document-meta>
</file>